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ourier" fo:font-size="9.5pt" fo:font-style="normal" fo:font-weight="normal" officeooo:rsid="0012a9ee" officeooo:paragraph-rsid="0012a9ee" style:font-size-asian="9.5pt" style:font-style-asian="normal" style:font-weight-asian="normal" style:font-size-complex="9.5pt" style:font-style-complex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Courier" fo:font-size="9.5pt" fo:font-style="normal" fo:font-weight="normal" officeooo:rsid="0012ab99" officeooo:paragraph-rsid="0012ab99" style:font-size-asian="9.5pt" style:font-style-asian="normal" style:font-weight-asian="normal" style:font-size-complex="9.5pt" style:font-style-complex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Courier" fo:font-size="9.5pt" fo:font-style="normal" fo:font-weight="normal" officeooo:rsid="0012ab99" officeooo:paragraph-rsid="00148c24" style:font-size-asian="9.5pt" style:font-style-asian="normal" style:font-weight-asian="normal" style:font-size-complex="9.5pt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Courier" fo:font-size="9.5pt" fo:font-style="normal" fo:font-weight="normal" officeooo:rsid="00148c24" officeooo:paragraph-rsid="00148c24" style:font-size-asian="9.5pt" style:font-style-asian="normal" style:font-weight-asian="normal" style:font-size-complex="9.5pt" style:font-style-complex="normal" style:font-weight-complex="normal"/>
    </style:style>
    <style:style style:name="P5" style:family="paragraph" style:parent-style-name="Standard">
      <style:text-properties fo:font-size="9.5pt" fo:font-weight="bold" officeooo:rsid="0012a9ee" officeooo:paragraph-rsid="0012a9ee" style:font-size-asian="9.5pt" style:font-weight-asian="bold" style:font-size-complex="9.5pt" style:font-weight-complex="bold"/>
    </style:style>
    <style:style style:name="P6" style:family="paragraph" style:parent-style-name="Standard">
      <style:text-properties fo:font-size="9.5pt" fo:font-weight="normal" officeooo:rsid="0012a9ee" officeooo:paragraph-rsid="0012a9ee" style:font-size-asian="9.5pt" style:font-weight-asian="normal" style:font-size-complex="9.5pt" style:font-weight-complex="normal"/>
    </style:style>
    <style:style style:name="P7" style:family="paragraph" style:parent-style-name="Standard">
      <style:text-properties fo:font-size="9.5pt" fo:font-style="italic" fo:font-weight="normal" officeooo:rsid="0012a9ee" officeooo:paragraph-rsid="0012a9ee" style:font-size-asian="9.5pt" style:font-style-asian="italic" style:font-weight-asian="normal" style:font-size-complex="9.5pt" style:font-style-complex="italic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9.5pt" fo:font-style="italic" fo:font-weight="normal" officeooo:rsid="0012ab99" officeooo:paragraph-rsid="0012ab99" style:font-size-asian="9.5pt" style:font-style-asian="italic" style:font-weight-asian="normal" style:font-size-complex="9.5pt" style:font-style-complex="italic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9.5pt" fo:font-style="italic" fo:font-weight="normal" officeooo:rsid="0012ab99" officeooo:paragraph-rsid="00148c24" style:font-size-asian="9.5pt" style:font-style-asian="italic" style:font-weight-asian="normal" style:font-size-complex="9.5pt" style:font-style-complex="italic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9.5pt" fo:font-style="italic" fo:font-weight="normal" officeooo:rsid="00148c24" officeooo:paragraph-rsid="00148c24" style:font-size-asian="9.5pt" style:font-style-asian="italic" style:font-weight-asian="normal" style:font-size-complex="9.5pt" style:font-style-complex="italic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9.5pt" fo:font-style="italic" fo:font-weight="normal" officeooo:paragraph-rsid="0012a9ee" style:font-size-asian="9.5pt" style:font-style-asian="italic" style:font-weight-asian="normal" style:font-size-complex="9.5pt" style:font-style-complex="italic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9.5pt" fo:font-style="italic" fo:font-weight="normal" officeooo:paragraph-rsid="0012ab99" style:font-size-asian="9.5pt" style:font-style-asian="italic" style:font-weight-asian="normal" style:font-size-complex="9.5pt" style:font-style-complex="italic" style:font-weight-complex="normal"/>
    </style:style>
    <style:style style:name="P13" style:family="paragraph" style:parent-style-name="Standard">
      <style:text-properties fo:font-size="9.5pt" fo:font-style="normal" fo:font-weight="normal" officeooo:rsid="0012a9ee" officeooo:paragraph-rsid="0012a9ee" style:font-size-asian="9.5pt" style:font-style-asian="normal" style:font-weight-asian="normal" style:font-size-complex="9.5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9.5pt" fo:font-style="normal" fo:font-weight="normal" officeooo:rsid="0012ab99" officeooo:paragraph-rsid="0012ab99" style:font-size-asian="9.5pt" style:font-style-asian="normal" style:font-weight-asian="normal" style:font-size-complex="9.5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9.5pt" fo:font-style="normal" fo:font-weight="normal" officeooo:rsid="0012ab99" officeooo:paragraph-rsid="00148c24" style:font-size-asian="9.5pt" style:font-style-asian="normal" style:font-weight-asian="normal" style:font-size-complex="9.5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9.5pt" fo:font-style="normal" fo:font-weight="normal" officeooo:rsid="00148c24" officeooo:paragraph-rsid="00148c24" style:font-size-asian="9.5pt" style:font-style-asian="normal" style:font-weight-asian="normal" style:font-size-complex="9.5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9.5pt" fo:font-style="normal" fo:font-weight="normal" officeooo:paragraph-rsid="0012ab99" style:font-size-asian="9.5pt" style:font-style-asian="normal" style:font-weight-asian="normal" style:font-size-complex="9.5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9.5pt" fo:font-style="normal" fo:font-weight="bold" officeooo:rsid="0012ab99" officeooo:paragraph-rsid="0012ab99" style:font-size-asian="9.5pt" style:font-style-asian="normal" style:font-weight-asian="bold" style:font-size-complex="9.5pt" style:font-style-complex="normal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size="9.5pt" fo:font-style="normal" fo:font-weight="bold" officeooo:rsid="0012ab99" officeooo:paragraph-rsid="00148c24" style:font-size-asian="9.5pt" style:font-style-asian="normal" style:font-weight-asian="bold" style:font-size-complex="9.5pt" style:font-style-complex="normal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size="9.5pt" fo:font-style="normal" fo:font-weight="bold" officeooo:paragraph-rsid="0012a9ee" style:font-size-asian="9.5pt" style:font-style-asian="normal" style:font-weight-asian="bold" style:font-size-complex="9.5pt" style:font-style-complex="normal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size="9.5pt" fo:font-style="normal" fo:font-weight="bold" officeooo:paragraph-rsid="00148c24" style:font-size-asian="9.5pt" style:font-style-asian="normal" style:font-weight-asian="bold" style:font-size-complex="9.5pt" style:font-style-complex="normal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size="9.5pt" fo:font-style="normal" fo:font-weight="bold" officeooo:paragraph-rsid="0012ab99" style:font-size-asian="9.5pt" style:font-style-asian="normal" style:font-weight-asian="bold" style:font-size-complex="9.5pt" style:font-style-complex="normal" style:font-weight-complex="bold"/>
    </style:style>
    <style:style style:name="P23" style:family="paragraph" style:parent-style-name="Standard">
      <style:text-properties fo:font-size="9.5pt" style:font-size-asian="9.5pt" style:font-size-complex="9.5pt"/>
    </style:style>
    <style:style style:name="P24" style:family="paragraph" style:parent-style-name="Standard">
      <style:text-properties fo:font-size="9.5pt" officeooo:rsid="00148c24" officeooo:paragraph-rsid="00148c24" style:font-size-asian="9.5pt" style:font-size-complex="9.5pt"/>
    </style:style>
    <style:style style:name="P25" style:family="paragraph" style:parent-style-name="Standard">
      <style:text-properties fo:font-size="9.5pt" officeooo:paragraph-rsid="0015e169" style:font-size-asian="9.5pt" style:font-size-complex="9.5pt"/>
    </style:style>
    <style:style style:name="P26" style:family="paragraph" style:parent-style-name="Standard">
      <style:text-properties fo:font-size="9.5pt" officeooo:rsid="0015e169" officeooo:paragraph-rsid="0015e169" style:font-size-asian="9.5pt" style:font-size-complex="9.5pt"/>
    </style:style>
    <style:style style:name="P27" style:family="paragraph" style:parent-style-name="Standard">
      <style:paragraph-properties style:border-line-width-bottom="0.0346in 0.0102in 0.0102in" fo:padding="0.0291in" fo:border-left="none" fo:border-right="none" fo:border-top="none" fo:border-bottom="4pt double #000000" style:join-border="false"/>
      <style:text-properties fo:font-size="9.5pt" officeooo:rsid="00148c24" officeooo:paragraph-rsid="00148c24" style:font-size-asian="9.5pt" style:font-size-complex="9.5pt"/>
    </style:style>
    <style:style style:name="P28" style:family="paragraph" style:parent-style-name="Standard">
      <style:text-properties fo:font-size="9.5pt" officeooo:rsid="00148c24" officeooo:paragraph-rsid="0015e169" style:font-size-asian="9.5pt" style:font-size-complex="9.5pt"/>
    </style:style>
    <style:style style:name="P29" style:family="paragraph" style:parent-style-name="Standard">
      <style:paragraph-properties fo:text-align="justify" style:justify-single-word="false"/>
      <style:text-properties fo:font-size="9.5pt" officeooo:paragraph-rsid="0012ab99" style:font-size-asian="9.5pt" style:font-size-complex="9.5pt"/>
    </style:style>
    <style:style style:name="P30" style:family="paragraph" style:parent-style-name="Standard">
      <style:paragraph-properties fo:text-align="justify" style:justify-single-word="false"/>
      <style:text-properties fo:font-size="9.5pt" fo:font-style="normal" fo:font-weight="normal" officeooo:rsid="00178b55" officeooo:paragraph-rsid="00178b55" style:font-size-asian="9.5pt" style:font-style-asian="normal" style:font-weight-asian="normal" style:font-size-complex="9.5pt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ize="9.5pt" fo:font-style="normal" fo:font-weight="normal" officeooo:paragraph-rsid="00178b55" style:font-size-asian="9.5pt" style:font-style-asian="normal" style:font-weight-asian="normal" style:font-size-complex="9.5pt" style:font-style-complex="normal" style:font-weight-complex="normal"/>
    </style:style>
    <style:style style:name="P32" style:family="paragraph" style:parent-style-name="Standard" style:list-style-name="L1">
      <style:text-properties officeooo:paragraph-rsid="0015e169"/>
    </style:style>
    <style:style style:name="P33" style:family="paragraph" style:parent-style-name="Text_20_body">
      <style:text-properties fo:font-size="9.5pt" style:font-size-asian="9.5pt" style:font-size-complex="9.5pt"/>
    </style:style>
    <style:style style:name="T1" style:family="text">
      <style:text-properties officeooo:rsid="0012ab99"/>
    </style:style>
    <style:style style:name="T2" style:family="text">
      <style:text-properties style:font-name="Courier" officeooo:rsid="0012ab99"/>
    </style:style>
    <style:style style:name="T3" style:family="text">
      <style:text-properties officeooo:rsid="00148c24"/>
    </style:style>
    <style:style style:name="T4" style:family="text">
      <style:text-properties fo:font-size="9.5pt" officeooo:rsid="00148c24" style:font-size-asian="9.5pt" style:font-size-complex="9.5pt"/>
    </style:style>
    <style:style style:name="T5" style:family="text">
      <style:text-properties officeooo:rsid="00178b55"/>
    </style:style>
    <style:style style:name="T6" style:family="text">
      <style:text-properties style:font-name="Courier" officeooo:rsid="00178b5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EXERCÍCIOS – MAKEFILE <text:span text:style-name="T3">E BIBLIOTECAS</text:span></text:p>
      <text:p text:style-name="P6"/>
      <text:p text:style-name="P5">Exercício 1</text:p>
      <text:p text:style-name="P7">Objetivo: entender dependências</text:p>
      <text:p text:style-name="P13"/>
      <text:p text:style-name="P13">Considere o seguinte Makefile:</text:p>
      <text:p text:style-name="P1"/>
      <text:p text:style-name="P1">programa : main.c</text:p>
      <text:p text:style-name="P1"><text:s text:c="2"/>gcc -oprograma main.c -lm -ll -O3 -Wall</text:p>
      <text:p text:style-name="P6"/>
      <text:p text:style-name="P6">a) Como se chama o arquivo que contém o programa que será gerado pelo processo de compilação?</text:p>
      <text:p text:style-name="P6">b) Qual é o arquivo que contém o código-fonte do programa?</text:p>
      <text:p text:style-name="P6">c) Qual parte do Makefile indica que o programa deve ser compilado novamente caso seu código-fonte mude?</text:p>
      <text:p text:style-name="P6"/>
      <text:p text:style-name="P5">Exercício 2</text:p>
      <text:p text:style-name="P7">Objetivo: entender dependências interligadas</text:p>
      <text:p text:style-name="P13"/>
      <text:p text:style-name="P13">Considere o seguinte Makefile:</text:p>
      <text:p text:style-name="P5"/>
      <text:p text:style-name="P1">main : lib0.o lib1.o main.c</text:p>
      <text:p text:style-name="P1"><text:s text:c="2"/>gcc -omain main.c lib0.o lib1.o</text:p>
      <text:p text:style-name="P1"/>
      <text:p text:style-name="P1">lib0.o : lib0.c</text:p>
      <text:p text:style-name="P1"><text:s text:c="2"/>gcc -c lib0.c</text:p>
      <text:p text:style-name="P1"/>
      <text:p text:style-name="P1">lib1.o : lib1.c</text:p>
      <text:p text:style-name="P1"><text:s text:c="2"/>gcc -c lib1.c</text:p>
      <text:p text:style-name="P5"/>
      <text:p text:style-name="P6">a) Quais são os arquivos-fonte necessários para compilar o programa inteiro?</text:p>
      <text:p text:style-name="P6">b) Em que situações esse Makefile gera um comportamento diferente deste outro, mais compacto? Isso é uma vantagem ou uma desvantagem?</text:p>
      <text:p text:style-name="P1"/>
      <text:p text:style-name="P1">main : lib0.c lib1.c main.c</text:p>
      <text:p text:style-name="P1"><text:s text:c="2"/>gcc -omain main.c lib0.c lib1.c</text:p>
      <text:p text:style-name="P5"/>
      <text:p text:style-name="P18">Exercício 3</text:p>
      <text:p text:style-name="P8">Objetivo: entender como funcionam variáveis em Makefiles</text:p>
      <text:p text:style-name="P14"/>
      <text:p text:style-name="P14">Considere o seguinte Makefile:</text:p>
      <text:p text:style-name="P2">flags = -O3 -lm -ll</text:p>
      <text:p text:style-name="P2">compiler = gcc</text:p>
      <text:p text:style-name="P2">target = main</text:p>
      <text:p text:style-name="P2">$(target) : main.c</text:p>
      <text:p text:style-name="P2"><text:s text:c="2"/>$(compiler) -o$(target) main.c $(flags)</text:p>
      <text:p text:style-name="P2"/>
      <text:p text:style-name="P23">Qual será <text:span text:style-name="T1">o comando executado quando o usuário digita </text:span><text:span text:style-name="T2">make</text:span><text:span text:style-name="T1">?</text:span></text:p>
      <text:p text:style-name="P20"/>
      <text:p text:style-name="P19">Exercício <text:span text:style-name="T3">4</text:span></text:p>
      <text:p text:style-name="P9">Objetivo: entender como <text:span text:style-name="T3">usar Makefiles para acelerar seu processo produtivo</text:span></text:p>
      <text:p text:style-name="P15"/>
      <text:p text:style-name="P15">Considere o seguinte Makefile:</text:p>
      <text:p text:style-name="P3">flags = -O3 -lm -ll</text:p>
      <text:p text:style-name="P3">compiler = gcc</text:p>
      <text:p text:style-name="P3">target = main</text:p>
      <text:p text:style-name="P3">$(target) : main.c</text:p>
      <text:p text:style-name="P3"><text:s text:c="2"/>$(compiler) -o$(target) main.c $(flags)</text:p>
      <text:p text:style-name="P3"/>
      <text:p text:style-name="P4">clean : </text:p>
      <text:p text:style-name="P4"><text:s text:c="2"/>rm $(target)</text:p>
      <text:p text:style-name="P3"/>
      <text:p text:style-name="P4">submit : $(target)</text:p>
      <text:p text:style-name="P4"><text:s text:c="2"/>git commit -am “Automatic commit”</text:p>
      <text:p text:style-name="P4"><text:s text:c="2"/>git push</text:p>
      <text:p text:style-name="P3"/>
      <text:p text:style-name="P3"/>
      <text:p text:style-name="P16"><text:soft-page-break/>O que deve acontecer quando o usuário usa os seguintes comandos, nesta ordem:</text:p>
      <text:p text:style-name="P4">make</text:p>
      <text:p text:style-name="P4">make clean</text:p>
      <text:p text:style-name="P4">make submit</text:p>
      <text:p text:style-name="P20"/>
      <text:p text:style-name="P21">Exercício <text:span text:style-name="T3">5</text:span></text:p>
      <text:p text:style-name="P10">Objetivo: corrigir um Makefile</text:p>
      <text:p text:style-name="P23"/>
      <text:p text:style-name="P23">O makefile abaixo tem problemas. Encontre todos os problemas dele e proponha <text:span text:style-name="T3">as correções correspondentes.</text:span></text:p>
      <text:p text:style-name="P3"/>
      <text:p text:style-name="P3">flags = -O3 -lm -ll</text:p>
      <text:p text:style-name="P3">compiler = gcc</text:p>
      <text:p text:style-name="P3">target = main</text:p>
      <text:p text:style-name="P3">$(target) : <text:span text:style-name="T3">main.c</text:span></text:p>
      <text:p text:style-name="P3"><text:s text:c="2"/>$(compiler) -o$(target) main.c <text:span text:style-name="T3">lib.o </text:span>$(flags)</text:p>
      <text:p text:style-name="P3"/>
      <text:p text:style-name="P4">lib.o : lib.c</text:p>
      <text:p text:style-name="P4"><text:s text:c="2"/>$(compiler) -c lib.c</text:p>
      <text:p text:style-name="P3"/>
      <text:p text:style-name="P4">clean : </text:p>
      <text:p text:style-name="P4"><text:s text:c="2"/>rm $(target)</text:p>
      <text:p text:style-name="P16"/>
      <text:p text:style-name="P20"/>
      <text:p text:style-name="P20">Exercício <text:span text:style-name="T3">6</text:span></text:p>
      <text:p text:style-name="P11">Objetivo: <text:span text:style-name="T1">aplicar pré-compilação de código para ocultar implementações</text:span></text:p>
      <text:p text:style-name="P11"/>
      <text:p text:style-name="P33">Veja o código que está em linking/estatico. <text:span text:style-name="T5">Nele, há um programa principal e uma biblioteca. Suponha que somos responsáveis por fazer a biblioteca </text:span><text:span text:style-name="T6">imprimir </text:span>e entregá-la ao cliente. <text:span text:style-name="T5">Porém, desejamos que o cliente não tenha acesso a nosso código-fonte. Como uma biblioteca estática (.a) <text:s/>permite fazer isso?</text:span></text:p>
      <text:p text:style-name="P22"/>
      <text:p text:style-name="P22">Exercício <text:span text:style-name="T3">7</text:span></text:p>
      <text:p text:style-name="P12">Objetivo: entender <text:span text:style-name="T1">aplicações de bibliotecas pré-compiladas dinâmicas</text:span></text:p>
      <text:p text:style-name="P17"/>
      <text:p text:style-name="P31"><text:span text:style-name="T5">O código em linking/dinamico mostra uma biblioteca dinâmica. Analise todos os códigos e compile. Ele está usando uma das implementações do mylib.</text:span></text:p>
      <text:p text:style-name="P31"/>
      <text:p text:style-name="P30">a) Qual das implementações está sendo usada?</text:p>
      <text:p text:style-name="P30">b) Que linha de comando permite re-compilar a biblioteca usando a outra implementação, mas sem re-compilar o programa principal?</text:p>
      <text:p text:style-name="P30">b) Quando fazemos isso, o programa principal usa a versão da biblioteca que existia quando ele foi compilado, ou usa a nova versão?</text:p>
      <text:p text:style-name="P29"/>
      <text:p text:style-name="P24"/>
      <text:p text:style-name="P27"/>
      <text:p text:style-name="P24"/>
      <text:p text:style-name="P28">Referências:</text:p>
      <text:p text:style-name="P25"/>
      <text:list xml:id="list2360045730456925952" text:style-name="L1">
        <text:list-item>
          <text:p text:style-name="P32"><text:span text:style-name="T4">Manual do Make: </text:span><text:a xlink:type="simple" xlink:href="https://ftp.gnu.org/old-gnu/Manuals/make-3.79.1/html_chapter/make_toc.html" text:style-name="Internet_20_link" text:visited-style-name="Visited_20_Internet_20_Link"><text:span text:style-name="T4">https://ftp.gnu.org/old-gnu/Manuals/make-3.79.1/html_chapter/make_toc.html</text:span></text:a></text:p>
        </text:list-item>
        <text:list-item>
          <text:p text:style-name="P32"><text:span text:style-name="T4">Tutorial sobre bibliotecas compartilhadas: </text:span><text:a xlink:type="simple" xlink:href="http://www.microhowto.info/howto/build_a_shared_library_using_gcc.html" text:style-name="Internet_20_link" text:visited-style-name="Visited_20_Internet_20_Link"><text:span text:style-name="T4">http://www.microhowto.info/howto/build_a_shared_library_using_gcc.html</text:span></text:a></text:p>
        </text:list-item>
      </text:list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10:49:24.604051994</meta:creation-date>
    <dc:date>2019-02-11T15:55:38.542824508</dc:date>
    <meta:editing-duration>PT1H5M35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2" meta:paragraph-count="72" meta:word-count="448" meta:character-count="3009" meta:non-whitespace-character-count="2605"/>
  </office:meta>
</office:document-meta>
</file>